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5-10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5-07-1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5-05-1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5-04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5-01-1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12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10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07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04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04-0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4-01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3-10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3-07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3-05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3-01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2-10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2-08-15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2-08-0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2-04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2-01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1-11-0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1-07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1-04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1-02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0-11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0-08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0-04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20-02-1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11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08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05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03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02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9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8-10-2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8-07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8-05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8-01-2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7-11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7-07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7-05-0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7-02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6-11-1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6-08-0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6-05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6-02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6-02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5-12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5-11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5-07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5-05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5-02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4-11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4-08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4-04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4-03-1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4-02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3-11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3-08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3-06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3-05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3-02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2-11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2-08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2-05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2-02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1-11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1-08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1-05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1-02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0-11-0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0-08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0-05-1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0-02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10-0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9-07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9-05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9-02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8-11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8-08-2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8-05-0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8-01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7-11-0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7-08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7-05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7-02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6-08-0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6-05-1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6-02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5-11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5-07-2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5-05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5-02-0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5-01-27 0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4-10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4-08-1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4-05-1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4-02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3-02-0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1-02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0-06-0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2000-03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9-10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9-04-2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8-09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8-07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9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0W6</text:p>
          </table:table-cell>
          <table:table-cell office:value-type="string" calcext:value-type="string">
            <text:p>Hydeland</text:p>
          </table:table-cell>
          <table:table-cell office:value-type="string" calcext:value-type="string">
            <text:p>197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" meta:object-count="0"/>
    <meta:user-defined meta:name="AppVersion">3.0</meta:user-defined>
  </office:meta>
</office:document-meta>
</file>